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579d1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579d1c" draw:textarea-horizontal-align="left" draw:auto-grow-height="true" draw:auto-grow-width="true" fo:min-height="0.4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2.54cm" svg:height="1.27cm" svg:x="1cm" svg:y="4.175cm">
          <text:p text:style-name="P1"><text:span text:style-name="T1">Input Dat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2" draw:layer="layout" svg:width="2.54cm" svg:height="1.27cm" svg:x="4.175cm" svg:y="4.175cm">
          <text:p text:style-name="P1"><text:span text:style-name="T1">Split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3.54cm" svg:y1="4.81cm" svg:x2="4.175cm" svg:y2="4.81cm" draw:start-shape="id1" draw:start-glue-point="7" draw:end-shape="id2" draw:end-glue-point="5" svg:d="m3540 4810h635">
          <text:p/>
        </draw:connector>
        <draw:custom-shape draw:style-name="gr4" draw:text-style-name="P2" draw:id="id3" draw:layer="layout" svg:width="2.54cm" svg:height="1.27cm" svg:x="7.985cm" svg:y="1.635cm">
          <text:p text:style-name="P1"><text:span text:style-name="T1">Split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id="id4" draw:layer="layout" svg:width="2.54cm" svg:height="1.27cm" svg:x="7.985cm" svg:y="3.54cm">
          <text:p text:style-name="P1"><text:span text:style-name="T1">Split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id="id5" draw:layer="layout" svg:width="2.54cm" svg:height="1.27cm" svg:x="7.985cm" svg:y="6.715cm">
          <text:p text:style-name="P1"><text:span text:style-name="T1">Split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6.715cm" svg:y1="4.81cm" svg:x2="7.985cm" svg:y2="2.27cm" draw:start-shape="id2" draw:start-glue-point="7" draw:end-shape="id3" svg:d="m6715 4810h636v-2540h634">
          <text:p/>
        </draw:connector>
        <draw:connector draw:style-name="gr3" draw:text-style-name="P1" draw:layer="layout" svg:x1="6.715cm" svg:y1="4.81cm" svg:x2="7.985cm" svg:y2="4.175cm" draw:start-shape="id2" draw:start-glue-point="7" draw:end-shape="id4" draw:end-glue-point="5" svg:d="m6715 4810h636v-635h634">
          <text:p/>
        </draw:connector>
        <draw:connector draw:style-name="gr3" draw:text-style-name="P1" draw:layer="layout" svg:x1="6.715cm" svg:y1="4.81cm" svg:x2="7.985cm" svg:y2="7.35cm" draw:start-shape="id2" draw:start-glue-point="7" draw:end-shape="id5" svg:d="m6715 4810h636v2540h634">
          <text:p/>
        </draw:connector>
        <draw:frame draw:style-name="gr5" draw:text-style-name="P3" draw:layer="layout" svg:width="0.858cm" svg:height="0.725cm" svg:x="9.667cm" svg:y="5.445cm">
          <draw:text-box>
            <text:p><text:span text:style-name="T1">...</text:span></text:p>
          </draw:text-box>
        </draw:frame>
        <draw:custom-shape draw:style-name="gr2" draw:text-style-name="P2" draw:id="id6" draw:layer="layout" svg:width="3.175cm" svg:height="1.27cm" svg:x="11.16cm" svg:y="3.54cm">
          <text:p text:style-name="P1"><text:span text:style-name="T1">RecordRead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0.525cm" svg:y1="4.175cm" svg:x2="11.16cm" svg:y2="4.175cm" draw:start-shape="id4" draw:start-glue-point="7" draw:end-shape="id6" svg:d="m10525 4175h635">
          <text:p/>
        </draw:connector>
        <draw:custom-shape draw:style-name="gr4" draw:text-style-name="P2" draw:id="id7" draw:layer="layout" svg:width="2.54cm" svg:height="1.27cm" svg:x="15.605cm" svg:y="1.635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id="id8" draw:layer="layout" svg:width="2.54cm" svg:height="1.27cm" svg:x="15.605cm" svg:y="3.54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id="id9" draw:layer="layout" svg:width="2.54cm" svg:height="1.27cm" svg:x="15.605cm" svg:y="5.445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14.335cm" svg:y1="4.175cm" svg:x2="15.605cm" svg:y2="2.27cm" draw:start-shape="id6" draw:start-glue-point="7" draw:end-shape="id7" draw:end-glue-point="5" svg:d="m14335 4175h635v-1905h635">
          <text:p/>
        </draw:connector>
        <draw:connector draw:style-name="gr3" draw:text-style-name="P1" draw:layer="layout" svg:x1="14.335cm" svg:y1="4.175cm" svg:x2="15.605cm" svg:y2="4.175cm" draw:start-shape="id6" draw:start-glue-point="7" draw:end-shape="id8" draw:end-glue-point="5" svg:d="m14335 4175h1270">
          <text:p/>
        </draw:connector>
        <draw:connector draw:style-name="gr3" draw:text-style-name="P1" draw:layer="layout" svg:x1="14.335cm" svg:y1="4.175cm" svg:x2="15.605cm" svg:y2="6.08cm" draw:start-shape="id6" draw:start-glue-point="7" draw:end-shape="id9" draw:end-glue-point="5" svg:d="m14335 4175h635v1905h635">
          <text:p/>
        </draw:connector>
        <draw:custom-shape draw:style-name="gr2" draw:text-style-name="P2" draw:id="id10" draw:layer="layout" svg:width="3.175cm" svg:height="1.27cm" svg:x="19.415cm" svg:y="1.635cm">
          <text:p text:style-name="P1"><text:span text:style-name="T1">Mapp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8.145cm" svg:y1="2.27cm" svg:x2="19.415cm" svg:y2="2.27cm" draw:start-shape="id7" draw:start-glue-point="7" draw:end-shape="id10" svg:d="m18145 2270h1270">
          <text:p/>
        </draw:connector>
      </draw:page>
      <draw:page draw:name="page2" draw:style-name="dp1" draw:master-page-name="Default">
        <draw:custom-shape draw:style-name="gr1" draw:text-style-name="P2" draw:id="id11" draw:layer="layout" svg:width="3.175cm" svg:height="1.27cm" svg:x="1cm" svg:y="3.54cm">
          <text:p text:style-name="P1"><text:span text:style-name="T1">Output Map 2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12" draw:layer="layout" svg:width="2.54cm" svg:height="1.27cm" svg:x="5.445cm" svg:y="4.175cm">
          <text:p text:style-name="P1"><text:span text:style-name="T1">Reduc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4.175cm" svg:y1="4.175cm" svg:x2="5.445cm" svg:y2="4.81cm" draw:start-shape="id11" draw:start-glue-point="7" draw:end-shape="id12" draw:end-glue-point="5" svg:d="m4175 4175h635v635h635">
          <text:p/>
        </draw:connector>
        <draw:custom-shape draw:style-name="gr1" draw:text-style-name="P2" draw:id="id13" draw:layer="layout" svg:width="3.175cm" svg:height="1.27cm" svg:x="1cm" svg:y="1.635cm">
          <text:p text:style-name="P1"><text:span text:style-name="T1">Output Map 1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4.175cm" svg:y1="2.27cm" svg:x2="5.445cm" svg:y2="4.81cm" draw:start-shape="id13" draw:start-glue-point="7" draw:end-shape="id12" svg:d="m4175 2270h635v2540h635">
          <text:p/>
        </draw:connector>
        <draw:custom-shape draw:style-name="gr1" draw:text-style-name="P2" draw:id="id14" draw:layer="layout" svg:width="3.175cm" svg:height="1.27cm" svg:x="1cm" svg:y="6.715cm">
          <text:p text:style-name="P1"><text:span text:style-name="T1">Output Map 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3" draw:layer="layout" svg:width="0.858cm" svg:height="0.726cm" svg:x="2.27cm" svg:y="5.445cm">
          <draw:text-box>
            <text:p><text:span text:style-name="T1">...</text:span></text:p>
          </draw:text-box>
        </draw:frame>
        <draw:connector draw:style-name="gr3" draw:text-style-name="P1" draw:layer="layout" svg:x1="4.175cm" svg:y1="7.35cm" svg:x2="5.445cm" svg:y2="4.81cm" draw:start-shape="id14" draw:start-glue-point="7" draw:end-shape="id12" draw:end-glue-point="5" svg:d="m4175 7350h635v-2540h635">
          <text:p/>
        </draw:connector>
        <draw:custom-shape draw:style-name="gr1" draw:text-style-name="P2" draw:id="id15" draw:layer="layout" svg:width="2.54cm" svg:height="1.27cm" svg:x="9.255cm" svg:y="1.635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7.985cm" svg:y1="4.81cm" svg:x2="9.255cm" svg:y2="2.27cm" draw:start-shape="id12" draw:start-glue-point="7" draw:end-shape="id15" draw:end-glue-point="5" svg:d="m7985 4810h636v-2540h634">
          <text:p/>
        </draw:connector>
        <draw:custom-shape draw:style-name="gr1" draw:text-style-name="P2" draw:id="id16" draw:layer="layout" svg:width="2.54cm" svg:height="1.27cm" svg:x="9.255cm" svg:y="3.54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7" draw:layer="layout" svg:width="2.54cm" svg:height="1.27cm" svg:x="9.255cm" svg:y="6.715cm">
          <text:p text:style-name="P1"><text:span text:style-name="T1">Key/Val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6" draw:text-style-name="P3" draw:layer="layout" svg:width="0.858cm" svg:height="0.726cm" svg:x="10.302cm" svg:y="5.445cm">
          <draw:text-box>
            <text:p><text:span text:style-name="T1">...</text:span></text:p>
          </draw:text-box>
        </draw:frame>
        <draw:connector draw:style-name="gr3" draw:text-style-name="P1" draw:layer="layout" svg:x1="7.985cm" svg:y1="4.81cm" svg:x2="9.255cm" svg:y2="4.175cm" draw:start-shape="id12" draw:start-glue-point="7" draw:end-shape="id16" draw:end-glue-point="5" svg:d="m7985 4810h636v-635h634">
          <text:p/>
        </draw:connector>
        <draw:connector draw:style-name="gr3" draw:text-style-name="P1" draw:layer="layout" svg:x1="7.985cm" svg:y1="4.81cm" svg:x2="9.255cm" svg:y2="7.35cm" draw:start-shape="id12" draw:start-glue-point="7" draw:end-shape="id17" svg:d="m7985 4810h636v2540h634">
          <text:p/>
        </draw:connector>
        <draw:custom-shape draw:style-name="gr2" draw:text-style-name="P2" draw:id="id18" draw:layer="layout" svg:width="3.175cm" svg:height="1.27cm" svg:x="13.065cm" svg:y="4.175cm">
          <text:p text:style-name="P1"><text:span text:style-name="T1">RecordWri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11.795cm" svg:y1="2.27cm" svg:x2="13.065cm" svg:y2="4.81cm" draw:start-shape="id15" draw:start-glue-point="7" draw:end-shape="id18" svg:d="m11795 2270h635v2540h635">
          <text:p/>
        </draw:connector>
        <draw:connector draw:style-name="gr3" draw:text-style-name="P1" draw:layer="layout" svg:x1="11.795cm" svg:y1="4.175cm" svg:x2="13.065cm" svg:y2="4.81cm" draw:start-shape="id16" draw:end-shape="id18" svg:d="m11795 4175h635v635h635">
          <text:p/>
        </draw:connector>
        <draw:connector draw:style-name="gr3" draw:text-style-name="P1" draw:layer="layout" svg:x1="11.795cm" svg:y1="7.35cm" svg:x2="13.065cm" svg:y2="4.81cm" draw:start-shape="id17" draw:start-glue-point="7" draw:end-shape="id18" svg:d="m11795 7350h635v-2540h635">
          <text:p/>
        </draw:connector>
        <draw:custom-shape draw:style-name="gr1" draw:text-style-name="P2" draw:id="id19" draw:layer="layout" svg:width="2.54cm" svg:height="1.27cm" svg:x="16.875cm" svg:y="4.175cm">
          <text:p text:style-name="P1"><text:span text:style-name="T1">Output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16.24cm" svg:y1="4.81cm" svg:x2="16.875cm" svg:y2="4.81cm" draw:start-shape="id18" draw:start-glue-point="7" draw:end-shape="id19" svg:d="m16240 4810h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</meta:initial-creator>
    <meta:creation-date>2011-12-03T13:48:46</meta:creation-date>
    <dc:date>2011-12-03T14:12:18</dc:date>
    <dc:creator>Benjamin </dc:creator>
    <meta:editing-duration>PT00H23M33S</meta:editing-duration>
    <meta:editing-cycles>11</meta:editing-cycles>
    <meta:generator>OpenOffice.org/3.2$Linux OpenOffice.org_project/320m19$Build-9505</meta:generator>
    <meta:document-statistic meta:object-count="41"/>
  </office:meta>
</office:document-meta>
</file>